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table:number-columns-repeated="4"/>
          <table:table-cell office:value-type="string" calcext:value-type="string">
            <text:p>cropped images</text:p>
          </table:table-cell>
          <table:table-cell office:value-type="string" calcext:value-type="string">
            <text:p>not cropped</text:p>
          </table:table-cell>
          <table:table-cell table:style-name="Default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 size</text:p>
          </table:table-cell>
          <table:table-cell office:value-type="string" calcext:value-type="string">
            <text:p>val size</text:p>
          </table:table-cell>
          <table:table-cell office:value-type="string" calcext:value-type="string">
            <text:p>val correct</text:p>
          </table:table-cell>
          <table:table-cell table:number-columns-repeated="2" office:value-type="string" calcext:value-type="string">
            <text:p>val percentage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411" calcext:value-type="float">
            <text:p>4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23.6842105263158" calcext:value-type="float">
            <text:p>23.6842105263</text:p>
          </table:table-cell>
          <table:table-cell office:value-type="float" office:value="21.875" calcext:value-type="float">
            <text:p>21.875</text:p>
          </table:table-cell>
          <table:table-cell table:formula="of:=[.E3]-[.F3]" office:value-type="float" office:value="1.8092105263158" calcext:value-type="float">
            <text:p>1.8092105263</text:p>
          </table:table-cell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1270" calcext:value-type="float">
            <text:p>1270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60.431654676259" calcext:value-type="float">
            <text:p>60.4316546763</text:p>
          </table:table-cell>
          <table:table-cell office:value-type="float" office:value="71.875" calcext:value-type="float">
            <text:p>71.875</text:p>
          </table:table-cell>
          <table:table-cell table:formula="of:=[.E4]-[.F4]" office:value-type="float" office:value="-11.443345323741" calcext:value-type="float">
            <text:p>-11.4433453237</text:p>
          </table:table-cell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3.3333333333333" calcext:value-type="float">
            <text:p>33.3333333333</text:p>
          </table:table-cell>
          <table:table-cell table:formula="of:=[.E5]-[.F5]" office:value-type="float" office:value="6.6666666666667" calcext:value-type="float">
            <text:p>6.6666666667</text:p>
          </table:table-cell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1029" calcext:value-type="float">
            <text:p>1029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9.0804597701149" calcext:value-type="float">
            <text:p>39.0804597701</text:p>
          </table:table-cell>
          <table:table-cell office:value-type="float" office:value="38.961038961039" calcext:value-type="float">
            <text:p>38.961038961</text:p>
          </table:table-cell>
          <table:table-cell table:formula="of:=[.E6]-[.F6]" office:value-type="float" office:value="0.119420809075898" calcext:value-type="float">
            <text:p>0.1194208091</text:p>
          </table:table-cell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235" calcext:value-type="float">
            <text:p>23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9</text:p>
          </table:table-cell>
          <table:table-cell office:value-type="float" office:value="70" calcext:value-type="float">
            <text:p>70</text:p>
          </table:table-cell>
          <table:table-cell table:formula="of:=[.E7]-[.F7]" office:value-type="float" office:value="-18.1481481481481" calcext:value-type="float">
            <text:p>-18.1481481481</text:p>
          </table:table-cell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</text:p>
          </table:table-cell>
          <table:table-cell office:value-type="float" office:value="28.5714285714286" calcext:value-type="float">
            <text:p>28.5714285714</text:p>
          </table:table-cell>
          <table:table-cell table:formula="of:=[.E8]-[.F8]" office:value-type="float" office:value="64.2857142857143" calcext:value-type="float">
            <text:p>64.2857142857</text:p>
          </table:table-cell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9]-[.F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</text:p>
          </table:table-cell>
          <table:table-cell office:value-type="float" office:value="80.952380952381" calcext:value-type="float">
            <text:p>80.9523809524</text:p>
          </table:table-cell>
          <table:table-cell table:formula="of:=[.E10]-[.F10]" office:value-type="float" office:value="-22.6190476190477" calcext:value-type="float">
            <text:p>-22.619047619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7.2222222222222" calcext:value-type="float">
            <text:p>97.2222222222</text:p>
          </table:table-cell>
          <table:table-cell table:formula="of:=[.E11]-[.F11]" office:value-type="float" office:value="2.7777777777778" calcext:value-type="float">
            <text:p>2.7777777778</text:p>
          </table:table-cell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507" calcext:value-type="float">
            <text:p>50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1.5789473684211" calcext:value-type="float">
            <text:p>31.5789473684</text:p>
          </table:table-cell>
          <table:table-cell office:value-type="float" office:value="54.5454545454545" calcext:value-type="float">
            <text:p>54.5454545455</text:p>
          </table:table-cell>
          <table:table-cell table:formula="of:=[.E12]-[.F12]" office:value-type="float" office:value="-22.9665071770334" calcext:value-type="float">
            <text:p>-22.966507177</text:p>
          </table:table-cell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7.5" calcext:value-type="float">
            <text:p>37.5</text:p>
          </table:table-cell>
          <table:table-cell office:value-type="float" office:value="28.5714285714286" calcext:value-type="float">
            <text:p>28.5714285714</text:p>
          </table:table-cell>
          <table:table-cell table:formula="of:=[.E13]-[.F13]" office:value-type="float" office:value="8.9285714285714" calcext:value-type="float">
            <text:p>8.9285714286</text:p>
          </table:table-cell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E14]-[.F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75" calcext:value-type="float">
            <text:p>75</text:p>
          </table:table-cell>
          <table:table-cell table:formula="of:=[.E15]-[.F15]" office:value-type="float" office:value="-8.3333333333333" calcext:value-type="float">
            <text:p>-8.3333333333</text:p>
          </table:table-cell>
        </table:table-row>
        <table:table-row table:style-name="ro1">
          <table:table-cell office:value-type="string" calcext:value-type="string">
            <text:p>blue_threadfin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formula="of:=[.E16]-[.F16]" office:value-type="float" office:value="-12.5" calcext:value-type="float">
            <text:p>-12.5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71.8446601941748" calcext:value-type="float">
            <text:p>71.8446601942</text:p>
          </table:table-cell>
          <table:table-cell office:value-type="float" office:value="94.1747572815534" calcext:value-type="float">
            <text:p>94.1747572816</text:p>
          </table:table-cell>
          <table:table-cell table:formula="of:=[.E17]-[.F17]" office:value-type="float" office:value="-22.3300970873786" calcext:value-type="float">
            <text:p>-22.3300970874</text:p>
          </table:table-cell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832" calcext:value-type="float">
            <text:p>832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43.3734939759036" calcext:value-type="float">
            <text:p>43.3734939759</text:p>
          </table:table-cell>
          <table:table-cell office:value-type="float" office:value="56.6666666666667" calcext:value-type="float">
            <text:p>56.6666666667</text:p>
          </table:table-cell>
          <table:table-cell table:formula="of:=[.E18]-[.F18]" office:value-type="float" office:value="-13.2931726907631" calcext:value-type="float">
            <text:p>-13.2931726908</text:p>
          </table:table-cell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303" calcext:value-type="float">
            <text:p>30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8.7804878048781" calcext:value-type="float">
            <text:p>48.7804878049</text:p>
          </table:table-cell>
          <table:table-cell office:value-type="float" office:value="61.5384615384615" calcext:value-type="float">
            <text:p>61.5384615385</text:p>
          </table:table-cell>
          <table:table-cell table:formula="of:=[.E19]-[.F19]" office:value-type="float" office:value="-12.7579737335834" calcext:value-type="float">
            <text:p>-12.7579737336</text:p>
          </table:table-cell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43" calcext:value-type="float">
            <text:p>643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42.2535211267606" calcext:value-type="float">
            <text:p>42.2535211268</text:p>
          </table:table-cell>
          <table:table-cell office:value-type="float" office:value="55.3846153846154" calcext:value-type="float">
            <text:p>55.3846153846</text:p>
          </table:table-cell>
          <table:table-cell table:formula="of:=[.E20]-[.F20]" office:value-type="float" office:value="-13.1310942578548" calcext:value-type="float">
            <text:p>-13.1310942579</text:p>
          </table:table-cell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[.E21]-[.F21]"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229" calcext:value-type="float">
            <text:p>22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333333333333" calcext:value-type="float">
            <text:p>45.8333333333</text:p>
          </table:table-cell>
          <table:table-cell office:value-type="float" office:value="30" calcext:value-type="float">
            <text:p>30</text:p>
          </table:table-cell>
          <table:table-cell table:formula="of:=[.E22]-[.F22]" office:value-type="float" office:value="15.8333333333333" calcext:value-type="float">
            <text:p>15.8333333333</text:p>
          </table:table-cell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760" calcext:value-type="float">
            <text:p>76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63.1578947368421" calcext:value-type="float">
            <text:p>63.1578947368</text:p>
          </table:table-cell>
          <table:table-cell office:value-type="float" office:value="71.4285714285714" calcext:value-type="float">
            <text:p>71.4285714286</text:p>
          </table:table-cell>
          <table:table-cell table:formula="of:=[.E23]-[.F23]" office:value-type="float" office:value="-8.2706766917293" calcext:value-type="float">
            <text:p>-8.2706766917</text:p>
          </table:table-cell>
        </table:table-row>
        <table:table-row table:style-name="ro1">
          <table:table-cell office:value-type="string" calcext:value-type="string">
            <text:p>golden_snapper_fingermark</text:p>
          </table:table-cell>
          <table:table-cell office:value-type="float" office:value="815" calcext:value-type="float">
            <text:p>815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8.1081081081081" calcext:value-type="float">
            <text:p>58.1081081081</text:p>
          </table:table-cell>
          <table:table-cell office:value-type="float" office:value="60.6060606060606" calcext:value-type="float">
            <text:p>60.6060606061</text:p>
          </table:table-cell>
          <table:table-cell table:formula="of:=[.E24]-[.F24]" office:value-type="float" office:value="-2.4979524979525" calcext:value-type="float">
            <text:p>-2.497952498</text:p>
          </table:table-cell>
        </table:table-row>
        <table:table-row table:style-name="ro1">
          <table:table-cell office:value-type="string" calcext:value-type="string">
            <text:p>golden_trevally</text:p>
          </table:table-cell>
          <table:table-cell office:value-type="float" office:value="1426" calcext:value-type="float">
            <text:p>1426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66.4556962025316" calcext:value-type="float">
            <text:p>66.4556962025</text:p>
          </table:table-cell>
          <table:table-cell office:value-type="float" office:value="71.9298245614035" calcext:value-type="float">
            <text:p>71.9298245614</text:p>
          </table:table-cell>
          <table:table-cell table:formula="of:=[.E25]-[.F25]" office:value-type="float" office:value="-5.47412835887191" calcext:value-type="float">
            <text:p>-5.4741283589</text:p>
          </table:table-cell>
        </table:table-row>
        <table:table-row table:style-name="ro1">
          <table:table-cell office:value-type="string" calcext:value-type="string">
            <text:p>goldenline_whiti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E26]-[.F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spotted_rockcod_estuary_cod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66.6666666666667" calcext:value-type="float">
            <text:p>66.6666666667</text:p>
          </table:table-cell>
          <table:table-cell table:formula="of:=[.E27]-[.F27]" office:value-type="float" office:value="-22.2222222222223" calcext:value-type="float">
            <text:p>-22.2222222222</text:p>
          </table:table-cell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6.1538461538462" calcext:value-type="float">
            <text:p>46.1538461538</text:p>
          </table:table-cell>
          <table:table-cell table:formula="of:=[.E28]-[.F28]" office:value-type="float" office:value="13.8461538461538" calcext:value-type="float">
            <text:p>13.8461538462</text:p>
          </table:table-cell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1699" calcext:value-type="float">
            <text:p>1699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51.0791366906475" calcext:value-type="float">
            <text:p>51.0791366906</text:p>
          </table:table-cell>
          <table:table-cell office:value-type="float" office:value="75.2941176470588" calcext:value-type="float">
            <text:p>75.2941176471</text:p>
          </table:table-cell>
          <table:table-cell table:formula="of:=[.E29]-[.F29]" office:value-type="float" office:value="-24.2149809564113" calcext:value-type="float">
            <text:p>-24.2149809564</text:p>
          </table:table-cell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table:formula="of:=[.E30]-[.F30]" office:value-type="float" office:value="-33.3333333333333" calcext:value-type="float">
            <text:p>-33.3333333333</text:p>
          </table:table-cell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43" calcext:value-type="float">
            <text:p>14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.4615384615385" calcext:value-type="float">
            <text:p>38.4615384615</text:p>
          </table:table-cell>
          <table:table-cell office:value-type="float" office:value="33.3333333333333" calcext:value-type="float">
            <text:p>33.3333333333</text:p>
          </table:table-cell>
          <table:table-cell table:formula="of:=[.E31]-[.F31]" office:value-type="float" office:value="5.1282051282052" calcext:value-type="float">
            <text:p>5.1282051282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32]-[.F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57.1428571428571" calcext:value-type="float">
            <text:p>57.1428571429</text:p>
          </table:table-cell>
          <table:table-cell table:formula="of:=[.E33]-[.F33]" office:value-type="float" office:value="17.8571428571429" calcext:value-type="float">
            <text:p>17.8571428571</text:p>
          </table:table-cell>
        </table:table-row>
        <table:table-row table:style-name="ro1">
          <table:table-cell office:value-type="string" calcext:value-type="string">
            <text:p>leaping_bonito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33.3333333333333" calcext:value-type="float">
            <text:p>33.3333333333</text:p>
          </table:table-cell>
          <table:table-cell table:formula="of:=[.E34]-[.F34]" office:value-type="float" office:value="-19.047619047619" calcext:value-type="float">
            <text:p>-19.0476190476</text:p>
          </table:table-cell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</text:p>
          </table:table-cell>
          <table:table-cell office:value-type="float" office:value="66.6666666666667" calcext:value-type="float">
            <text:p>66.6666666667</text:p>
          </table:table-cell>
          <table:table-cell table:formula="of:=[.E35]-[.F35]" office:value-type="float" office:value="-21.2121212121212" calcext:value-type="float">
            <text:p>-21.2121212121</text:p>
          </table:table-cell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559" calcext:value-type="float">
            <text:p>55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8.3333333333333" calcext:value-type="float">
            <text:p>28.3333333333</text:p>
          </table:table-cell>
          <table:table-cell office:value-type="float" office:value="40" calcext:value-type="float">
            <text:p>40</text:p>
          </table:table-cell>
          <table:table-cell table:formula="of:=[.E36]-[.F36]" office:value-type="float" office:value="-11.6666666666667" calcext:value-type="float">
            <text:p>-11.6666666667</text:p>
          </table:table-cell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9.6428571428571" calcext:value-type="float">
            <text:p>69.6428571429</text:p>
          </table:table-cell>
          <table:table-cell office:value-type="float" office:value="81.25" calcext:value-type="float">
            <text:p>81.25</text:p>
          </table:table-cell>
          <table:table-cell table:formula="of:=[.E37]-[.F37]" office:value-type="float" office:value="-11.6071428571429" calcext:value-type="float">
            <text:p>-11.6071428571</text:p>
          </table:table-cell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412" calcext:value-type="float">
            <text:p>41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56.7567567567568" calcext:value-type="float">
            <text:p>56.7567567568</text:p>
          </table:table-cell>
          <table:table-cell table:formula="of:=[.E38]-[.F38]" office:value-type="float" office:value="12.4740124740124" calcext:value-type="float">
            <text:p>12.474012474</text:p>
          </table:table-cell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844" calcext:value-type="float">
            <text:p>844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72.3684210526316" calcext:value-type="float">
            <text:p>72.3684210526</text:p>
          </table:table-cell>
          <table:table-cell office:value-type="float" office:value="77.027027027027" calcext:value-type="float">
            <text:p>77.027027027</text:p>
          </table:table-cell>
          <table:table-cell table:formula="of:=[.E39]-[.F39]" office:value-type="float" office:value="-4.6586059743954" calcext:value-type="float">
            <text:p>-4.6586059744</text:p>
          </table:table-cell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1164" calcext:value-type="float">
            <text:p>1164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63.302752293578" calcext:value-type="float">
            <text:p>63.3027522936</text:p>
          </table:table-cell>
          <table:table-cell office:value-type="float" office:value="65.5913978494624" calcext:value-type="float">
            <text:p>65.5913978495</text:p>
          </table:table-cell>
          <table:table-cell table:formula="of:=[.E40]-[.F40]" office:value-type="float" office:value="-2.28864555588439" calcext:value-type="float">
            <text:p>-2.2886455559</text:p>
          </table:table-cell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602" calcext:value-type="float">
            <text:p>602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31.25" calcext:value-type="float">
            <text:p>31.25</text:p>
          </table:table-cell>
          <table:table-cell office:value-type="float" office:value="21.5686274509804" calcext:value-type="float">
            <text:p>21.568627451</text:p>
          </table:table-cell>
          <table:table-cell table:formula="of:=[.E41]-[.F41]" office:value-type="float" office:value="9.6813725490196" calcext:value-type="float">
            <text:p>9.681372549</text:p>
          </table:table-cell>
        </table:table-row>
        <table:table-row table:style-name="ro1">
          <table:table-cell office:value-type="string" calcext:value-type="string">
            <text:p>needleskin_queenfish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formula="of:=[.E42]-[.F42]" office:value-type="float" office:value="-14.2857142857143" calcext:value-type="float">
            <text:p>-14.2857142857</text:p>
          </table:table-cell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43]-[.F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[.E44]-[.F44]" office:value-type="float" office:value="-16.6666666666666" calcext:value-type="float">
            <text:p>-16.6666666667</text:p>
          </table:table-cell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2.2222222222222" calcext:value-type="float">
            <text:p>42.2222222222</text:p>
          </table:table-cell>
          <table:table-cell office:value-type="float" office:value="60.8695652173913" calcext:value-type="float">
            <text:p>60.8695652174</text:p>
          </table:table-cell>
          <table:table-cell table:formula="of:=[.E45]-[.F45]" office:value-type="float" office:value="-18.6473429951691" calcext:value-type="float">
            <text:p>-18.6473429952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95.6043956043956" calcext:value-type="float">
            <text:p>95.6043956044</text:p>
          </table:table-cell>
          <table:table-cell table:formula="of:=[.E46]-[.F46]" office:value-type="float" office:value="4.39560439560439" calcext:value-type="float">
            <text:p>4.3956043956</text:p>
          </table:table-cell>
        </table:table-row>
        <table:table-row table:style-name="ro1">
          <table:table-cell office:value-type="string" calcext:value-type="string">
            <text:p>pikey_bream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[.E47]-[.F47]" office:value-type="float" office:value="-16.6666666666666" calcext:value-type="float">
            <text:p>-16.6666666667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formula="of:=[.E48]-[.F48]"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49]-[.F49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50]-[.F50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amsonfish</text:p>
          </table:table-cell>
          <table:table-cell office:value-type="float" office:value="470" calcext:value-type="float">
            <text:p>47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65.9574468085106" calcext:value-type="float">
            <text:p>65.9574468085</text:p>
          </table:table-cell>
          <table:table-cell office:value-type="float" office:value="74.4186046511628" calcext:value-type="float">
            <text:p>74.4186046512</text:p>
          </table:table-cell>
          <table:table-cell table:formula="of:=[.E51]-[.F51]" office:value-type="float" office:value="-8.4611578426522" calcext:value-type="float">
            <text:p>-8.4611578427</text:p>
          </table:table-cell>
        </table:table-row>
        <table:table-row table:style-name="ro1">
          <table:table-cell office:value-type="string" calcext:value-type="string">
            <text:p>sand_whiting</text:p>
          </table:table-cell>
          <table:table-cell office:value-type="float" office:value="196" calcext:value-type="float">
            <text:p>19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40" calcext:value-type="float">
            <text:p>40</text:p>
          </table:table-cell>
          <table:table-cell table:formula="of:=[.E52]-[.F52]" office:value-type="float" office:value="15.5555555555556" calcext:value-type="float">
            <text:p>15.5555555556</text:p>
          </table:table-cell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53]-[.F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ool_mackerel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7.1428571428571" calcext:value-type="float">
            <text:p>57.1428571429</text:p>
          </table:table-cell>
          <table:table-cell table:formula="of:=[.E54]-[.F54]" office:value-type="float" office:value="-7.1428571428571" calcext:value-type="float">
            <text:p>-7.1428571429</text:p>
          </table:table-cell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</text:p>
          </table:table-cell>
          <table:table-cell office:value-type="float" office:value="100" calcext:value-type="float">
            <text:p>100</text:p>
          </table:table-cell>
          <table:table-cell table:formula="of:=[.E55]-[.F55]" office:value-type="float" office:value="-27.7777777777778" calcext:value-type="float">
            <text:p>-27.7777777778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90" calcext:value-type="float">
            <text:p>90</text:p>
          </table:table-cell>
          <table:table-cell table:formula="of:=[.E56]-[.F56]" office:value-type="float" office:value="-63.3333333333333" calcext:value-type="float">
            <text:p>-63.3333333333</text:p>
          </table:table-cell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694" calcext:value-type="float">
            <text:p>69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3.8888888888889" calcext:value-type="float">
            <text:p>63.8888888889</text:p>
          </table:table-cell>
          <table:table-cell table:formula="of:=[.E57]-[.F57]" office:value-type="float" office:value="-33.8888888888889" calcext:value-type="float">
            <text:p>-33.8888888889</text:p>
          </table:table-cell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formula="of:=[.E58]-[.F58]" office:value-type="float" office:value="-37.5" calcext:value-type="float">
            <text:p>-37.5</text:p>
          </table:table-cell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formula="of:=[.E59]-[.F5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lver_jewfish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E60]-[.F60]"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table:formula="of:=[.E61]-[.F6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549" calcext:value-type="float">
            <text:p>549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.2244897959184" calcext:value-type="float">
            <text:p>61.2244897959</text:p>
          </table:table-cell>
          <table:table-cell office:value-type="float" office:value="57.7777777777778" calcext:value-type="float">
            <text:p>57.7777777778</text:p>
          </table:table-cell>
          <table:table-cell table:formula="of:=[.E62]-[.F62]" office:value-type="float" office:value="3.4467120181406" calcext:value-type="float">
            <text:p>3.4467120181</text:p>
          </table:table-cell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792" calcext:value-type="float">
            <text:p>79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.0540540540541" calcext:value-type="float">
            <text:p>54.0540540541</text:p>
          </table:table-cell>
          <table:table-cell office:value-type="float" office:value="71.7391304347826" calcext:value-type="float">
            <text:p>71.7391304348</text:p>
          </table:table-cell>
          <table:table-cell table:formula="of:=[.E63]-[.F63]" office:value-type="float" office:value="-17.6850763807285" calcext:value-type="float">
            <text:p>-17.6850763807</text:p>
          </table:table-cell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4]-[.F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nish_mackerel</text:p>
          </table:table-cell>
          <table:table-cell office:value-type="float" office:value="498" calcext:value-type="float">
            <text:p>498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.0833333333333" calcext:value-type="float">
            <text:p>52.0833333333</text:p>
          </table:table-cell>
          <table:table-cell office:value-type="float" office:value="51.1627906976744" calcext:value-type="float">
            <text:p>51.1627906977</text:p>
          </table:table-cell>
          <table:table-cell table:formula="of:=[.E65]-[.F65]" office:value-type="float" office:value="0.920542635658897" calcext:value-type="float">
            <text:p>0.9205426357</text:p>
          </table:table-cell>
        </table:table-row>
        <table:table-row table:style-name="ro1">
          <table:table-cell office:value-type="string" calcext:value-type="string">
            <text:p>spotted_mackerel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</text:p>
          </table:table-cell>
          <table:table-cell office:value-type="float" office:value="62.5" calcext:value-type="float">
            <text:p>62.5</text:p>
          </table:table-cell>
          <table:table-cell table:formula="of:=[.E66]-[.F66]" office:value-type="float" office:value="11.1842105263158" calcext:value-type="float">
            <text:p>11.1842105263</text:p>
          </table:table-cell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67]-[.F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ed_barracuda</text:p>
          </table:table-cell>
          <table:table-cell office:value-type="float" office:value="498" calcext:value-type="float">
            <text:p>49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6.1904761904762" calcext:value-type="float">
            <text:p>76.1904761905</text:p>
          </table:table-cell>
          <table:table-cell office:value-type="float" office:value="90.9090909090909" calcext:value-type="float">
            <text:p>90.9090909091</text:p>
          </table:table-cell>
          <table:table-cell table:formula="of:=[.E68]-[.F68]" office:value-type="float" office:value="-14.7186147186147" calcext:value-type="float">
            <text:p>-14.7186147186</text:p>
          </table:table-cell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09090909090909" calcext:value-type="float">
            <text:p>9.0909090909</text:p>
          </table:table-cell>
          <table:table-cell office:value-type="float" office:value="33.3333333333333" calcext:value-type="float">
            <text:p>33.3333333333</text:p>
          </table:table-cell>
          <table:table-cell table:formula="of:=[.E69]-[.F69]" office:value-type="float" office:value="-24.2424242424242" calcext:value-type="float">
            <text:p>-24.2424242424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1401" calcext:value-type="float">
            <text:p>1401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20.6896551724138" calcext:value-type="float">
            <text:p>20.6896551724</text:p>
          </table:table-cell>
          <table:table-cell office:value-type="float" office:value="21.3483146067416" calcext:value-type="float">
            <text:p>21.3483146067</text:p>
          </table:table-cell>
          <table:table-cell table:formula="of:=[.E70]-[.F70]" office:value-type="float" office:value="-0.658659434327799" calcext:value-type="float">
            <text:p>-0.6586594343</text:p>
          </table:table-cell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table:formula="of:=[.E71]-[.F7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</text:p>
          </table:table-cell>
          <table:table-cell table:formula="of:=[.E72]-[.F72]" office:value-type="float" office:value="-3.3333333333333" calcext:value-type="float">
            <text:p>-3.3333333333</text:p>
          </table:table-cell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73]-[.F7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[.E74]-[.F74]"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wahoo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61.1111111111111" calcext:value-type="float">
            <text:p>61.1111111111</text:p>
          </table:table-cell>
          <table:table-cell table:formula="of:=[.E75]-[.F75]" office:value-type="float" office:value="-6.1111111111111" calcext:value-type="float">
            <text:p>-6.1111111111</text:p>
          </table:table-cell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7.8947368421053" calcext:value-type="float">
            <text:p>57.8947368421</text:p>
          </table:table-cell>
          <table:table-cell office:value-type="float" office:value="66.6666666666667" calcext:value-type="float">
            <text:p>66.6666666667</text:p>
          </table:table-cell>
          <table:table-cell table:formula="of:=[.E76]-[.F76]" office:value-type="float" office:value="-8.7719298245614" calcext:value-type="float">
            <text:p>-8.7719298246</text:p>
          </table:table-cell>
        </table:table-row>
        <table:table-row table:style-name="ro1">
          <table:table-cell office:value-type="string" calcext:value-type="string">
            <text:p>yellowfin_bream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1.6666666666667" calcext:value-type="float">
            <text:p>41.6666666667</text:p>
          </table:table-cell>
          <table:table-cell table:formula="of:=[.E77]-[.F77]" office:value-type="float" office:value="-10.8974358974359" calcext:value-type="float">
            <text:p>-10.8974358974</text:p>
          </table:table-cell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716" calcext:value-type="float">
            <text:p>71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7.0967741935484" calcext:value-type="float">
            <text:p>37.0967741935</text:p>
          </table:table-cell>
          <table:table-cell office:value-type="float" office:value="52.1739130434783" calcext:value-type="float">
            <text:p>52.1739130435</text:p>
          </table:table-cell>
          <table:table-cell table:formula="of:=[.E78]-[.F78]" office:value-type="float" office:value="-15.0771388499299" calcext:value-type="float">
            <text:p>-15.0771388499</text:p>
          </table:table-cell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911" calcext:value-type="float">
            <text:p>911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7.2972972972973" calcext:value-type="float">
            <text:p>47.2972972973</text:p>
          </table:table-cell>
          <table:table-cell office:value-type="float" office:value="58.4615384615385" calcext:value-type="float">
            <text:p>58.4615384615</text:p>
          </table:table-cell>
          <table:table-cell table:formula="of:=[.E79]-[.F79]" office:value-type="float" office:value="-11.1642411642412" calcext:value-type="float">
            <text:p>-11.1642411642</text:p>
          </table:table-cell>
        </table:table-row>
        <table:table-row table:style-name="ro1">
          <table:table-cell office:value-type="string" calcext:value-type="string">
            <text:p>yellowtailed_flathea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" calcext:value-type="float">
            <text:p>0</text:p>
          </table:table-cell>
          <table:table-cell table:formula="of:=[.E80]-[.F80]" office:value-type="float" office:value="33.3333333333333" calcext:value-type="float">
            <text:p>33.3333333333</text:p>
          </table:table-cell>
        </table:table-row>
        <table:table-row table:style-name="ro1">
          <table:table-cell table:number-columns-repeated="4"/>
          <table:table-cell office:value-type="float" office:value="51.9516052313388" calcext:value-type="float">
            <text:p>51.9516052313</text:p>
          </table:table-cell>
          <table:table-cell office:value-type="float" office:value="56.2054981179423" calcext:value-type="float">
            <text:p>56.2054981179</text:p>
          </table:table-cell>
          <table:table-cell table:formula="of:=[.E81]-[.F81]" office:value-type="float" office:value="-4.2538928866035" calcext:value-type="float">
            <text:p>-4.2538928866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56.3392043113709" calcext:value-type="float">
            <text:p>56.3392043114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51.7120599746704" calcext:value-type="float">
            <text:p>51.7120599747</text:p>
          </table:table-cell>
          <table:table-cell table:number-columns-repeated="4"/>
          <table:table-cell table:style-name="Default"/>
        </table:table-row>
        <calcext:conditional-formats>
          <calcext:conditional-format calcext:target-range-address="Sheet1.G3:Sheet1.G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8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2:02:31.495386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2:08:16.430741417</dc:date>
    <meta:editing-duration>PT8M33S</meta:editing-duration>
    <meta:editing-cycles>4</meta:editing-cycles>
    <meta:generator>LibreOffice/5.1.6.2$Linux_X86_64 LibreOffice_project/10m0$Build-2</meta:generator>
    <meta:document-statistic meta:table-count="1" meta:cell-count="562" meta:object-count="0"/>
  </office:meta>
</office:document-meta>
</file>